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2bc" officeooo:paragraph-rsid="000c1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_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1:04:13.246000000</meta:creation-date>
    <dc:date>2016-02-08T11:04:23.01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4.4.4.3$Windows_x86 LibreOffice_project/2c39ebcf046445232b798108aa8a7e7d89552ea8</meta:generator>
  </office:meta>
</office:document-meta>
</file>